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Helvetica Neue" svg:font-family="'Helvetica Neue', Helvetica, Arial, sans-serif"/>
    <style:font-face style:name="poppins" svg:font-family="poppins,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54pt" fo:font-weight="normal" officeooo:rsid="00118e18" officeooo:paragraph-rsid="00118e18" style:font-size-asian="54pt" style:font-weight-asian="normal" style:font-size-complex="54pt" style:font-weight-complex="normal"/>
    </style:style>
    <style:style style:name="P3" style:family="paragraph" style:parent-style-name="Standard">
      <style:paragraph-properties fo:text-align="end" style:justify-single-word="false"/>
      <style:text-properties style:font-name="Calibri" fo:font-size="12pt" fo:font-weight="normal" officeooo:rsid="00118e18" officeooo:paragraph-rsid="00118e18"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officeooo:rsid="00118e18" officeooo:paragraph-rsid="00118e18"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Calibri" fo:font-size="12pt" fo:font-weight="normal" officeooo:rsid="0012bc4c" officeooo:paragraph-rsid="0012bc4c"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Calibri" fo:font-size="12pt" fo:font-weight="normal" officeooo:rsid="0012bc4c" officeooo:paragraph-rsid="0012bc4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Calibri" fo:font-size="12pt" fo:font-weight="normal" officeooo:rsid="00142e06" officeooo:paragraph-rsid="00142e06"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alibri" fo:font-size="12pt" fo:font-weight="bold" officeooo:rsid="0012bc4c" officeooo:paragraph-rsid="0012bc4c"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Calibri" fo:font-size="12pt" fo:font-weight="bold" officeooo:rsid="0012bc4c" officeooo:paragraph-rsid="0012bc4c"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Calibri" fo:font-size="20pt" fo:font-weight="bold" officeooo:rsid="00118e18" officeooo:paragraph-rsid="00118e18" style:font-size-asian="20pt" style:font-weight-asian="bold" style:font-size-complex="20pt" style:font-weight-complex="bold"/>
    </style:style>
    <style:style style:name="P11" style:family="paragraph" style:parent-style-name="Standard">
      <style:paragraph-properties fo:text-align="center" style:justify-single-word="false"/>
      <style:text-properties style:font-name="Calibri" fo:font-size="20pt" fo:font-weight="bold" officeooo:rsid="0012bc4c" officeooo:paragraph-rsid="0012bc4c"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Calibri" fo:font-size="13pt" fo:font-weight="bold" officeooo:rsid="00118e18" officeooo:paragraph-rsid="00118e18" style:font-size-asian="11.3500003814697pt" style:font-weight-asian="bold" style:font-size-complex="13pt" style:font-weight-complex="bold"/>
    </style:style>
    <style:style style:name="P13" style:family="paragraph" style:parent-style-name="Standard">
      <style:paragraph-properties fo:text-align="start" style:justify-single-word="false"/>
      <style:text-properties style:font-name="Calibri" fo:font-size="13pt" fo:font-weight="normal" officeooo:rsid="00118e18" officeooo:paragraph-rsid="00118e18" style:font-size-asian="11.3500003814697pt" style:font-weight-asian="normal" style:font-size-complex="13pt" style:font-weight-complex="normal"/>
    </style:style>
    <style:style style:name="P14" style:family="paragraph" style:parent-style-name="Standard">
      <style:paragraph-properties fo:text-align="center" style:justify-single-word="false"/>
      <style:text-properties style:font-name="Calibri" fo:font-size="14pt" fo:font-weight="bold" officeooo:rsid="0012bc4c" officeooo:paragraph-rsid="0012bc4c"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Calibri" fo:font-size="14pt" fo:font-weight="bold" officeooo:rsid="00142e06" officeooo:paragraph-rsid="00142e06" style:font-size-asian="14pt" style:font-weight-asian="bold" style:font-size-complex="14pt" style:font-weight-complex="bold"/>
    </style:style>
    <style:style style:name="P16" style:family="paragraph" style:parent-style-name="Text_20_body">
      <style:paragraph-properties fo:text-align="center" style:justify-single-word="false"/>
      <style:text-properties style:font-name="Calibri" fo:font-size="14pt" fo:font-weight="bold" style:font-size-asian="14pt" style:font-weight-asian="bold" style:font-size-complex="14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VERSIONES DE JAVA Y TIPOS DE EMPAQUETADOS</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ernando Manuel Rabanal Márquez</text:p>
      <text:p text:style-name="P3">2º DAW 26/11/2019</text:p>
      <text:p text:style-name="P10"><text:soft-page-break/>EDICIONES DE JAVA</text:p>
      <text:p text:style-name="P10"/>
      <text:p text:style-name="P12">JAVA MICRO EDITION (JAVA ME)</text:p>
      <text:p text:style-name="P13"/>
      <text:p text:style-name="P4">Java Micro Edition, también conocido como Java ME, es una versión reducida de la edición Java Standard Edition. Esta edición se encuentra enfocada para la creación de aplicaciones tanto en dispositivos móviles, como dispositivos integrados.</text:p>
      <text:p text:style-name="P4"/>
      <text:p text:style-name="P4">Con Java ME nosotros podemos desarrollar aplicaciones para diferentes dispositivos, no limitándonos únicamente a teléfonos inteligente. Si así lo deseamos podemos crear aplicaciones para Televisores inteligentes, consolas de vídeo juegos, etc …</text:p>
      <text:p text:style-name="P4"/>
      <text:p text:style-name="P4"/>
      <text:p text:style-name="P9">JAVA STANDARD EDITION (JAVA SE)</text:p>
      <text:p text:style-name="P8"/>
      <text:p text:style-name="P5">Java Standard Edition, también conocido como Java SE, es la edición estándar de Java, la versión original de Sun Microsystems. Con esta versión nosotros podemos crear tanto aplicaciones web, como aplicaciones de escritorio.</text:p>
      <text:p text:style-name="P5"/>
      <text:p text:style-name="P5">La edición cuenta con una amplia biblioteca de clases las cuales están pensadas para agilizar el proceso de desarrollo. Tenemos clases enfocadas en seguridad, red, acceso a base de datos, interfaces gráficas, conexión entre dispositivos, XML etc.</text:p>
      <text:p text:style-name="P5"/>
      <text:p text:style-name="P5"/>
      <text:p text:style-name="P9">JAVA ENTERPRISE EDITION (JAVA EE)</text:p>
      <text:p text:style-name="P8"/>
      <text:p text:style-name="P5">Java Enterprise Edition, también conocido como Java EE, es la edición más grande de Java. Esta edición contiene toda la Standard Edition y mucho más. Por lo general es utiliza para crear aplicaciones con la arquitectura cliente servidor.</text:p>
      <text:p text:style-name="P5"/>
      <text:p text:style-name="P5">Java EE fue pensado para el mundo empresarial. Es potable y escalable. Posee una amplia biblioteca de clases con las cuales podemos trabajar con JSON, Email, base de datos, transacciones, Persistencia, envió de mensajes, et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IPOS DE EMPAQUETADO</text:p>
      <text:p text:style-name="P11"/>
      <text:p text:style-name="P16">JAR</text:p>
      <text:p text:style-name="P5">Los ficheros Jar (Java ARchives) permiten recopilar en un sólo fichero varios ficheros diferentes, almacenándolos en un formato comprimido para que ocupen menos espacio. Es por tanto, algo similar a un fichero .zip (de hecho están basados en ficheros .zip). Entonces, ¿dónde está la "gracia"? ¿No se podrín usar directamente ficheros .zip? La particularidad de los ficheros .jar es que no necesitan ser descomprimidos para ser usados, es decir que el intérprete de Java es capaz de ejecutar los archivos comprimidos en un archivo jar directamente. Por ejemplo, si hemos recopilado todos los ficheros necesarios para ejecutar una aplicación en un fichero "aplic.jar", podemos lanzar la aplicación desde una terminal de texto mediante:</text:p>
      <text:p text:style-name="P5"/>
      <text:p text:style-name="P6">java -jar aplic.jar</text:p>
      <text:p text:style-name="P6"/>
      <text:p text:style-name="P14">WAR</text:p>
      <text:p text:style-name="P14"/>
      <text:p text:style-name="P5">Los archivos WAR, son un tipo especial de JAR utilizado para distribuir los artefactos o contenido de las aplicaciones Web en tecnología JEE: páginas Web HTML o JSP,clases Java, servlets Java, archivos XML, librerías de etiquetas (tag libraries) y otros recursos</text:p>
      <text:p text:style-name="P5"/>
      <text:p text:style-name="P15">EAR</text:p>
      <text:p text:style-name="P15"/>
      <text:p text:style-name="P7"><text:s/>Los archivos EAR (Enterprise Archive) es un formato utilizado en la arquitectura JEE para desplegar de manera coherente y simultánea varios módulos en un servidor de aplicacion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Helvetica Neue" svg:font-family="'Helvetica Neue', Helvetica, Arial, sans-serif"/>
    <style:font-face style:name="poppins" svg:font-family="poppins, sans-serif"/>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6T21:51:08.614000000</meta:creation-date>
    <dc:date>2019-11-26T22:24:02.930000000</dc:date>
    <meta:editing-duration>PT1M39S</meta:editing-duration>
    <meta:editing-cycles>1</meta:editing-cycles>
    <meta:document-statistic meta:table-count="0" meta:image-count="0" meta:object-count="0" meta:page-count="3" meta:paragraph-count="21" meta:word-count="432" meta:character-count="2836" meta:non-whitespace-character-count="2424"/>
    <meta:generator>LibreOffice/6.3.2.2$Windows_X86_64 LibreOffice_project/98b30e735bda24bc04ab42594c85f7fd8be07b9c</meta:generator>
  </office:meta>
</office:document-meta>
</file>